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fill="solid" draw:fill-color="#23ff23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1" draw:layer="layout" svg:width="0.3cm" svg:height="0.3cm" svg:x="23.4cm" svg:y="2.5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3.1cm" svg:y="2.5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8cm" svg:y="2.5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5cm" svg:y="2.5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2cm" svg:y="2.5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9cm" svg:y="2.5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6cm" svg:y="2.5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3cm" svg:y="2.5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5" draw:layer="layout" svg:width="0.3cm" svg:height="0.3cm" svg:x="21cm" svg:y="2.5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7cm" svg:y="2.5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4cm" svg:y="2.5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1cm" svg:y="2.5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8cm" svg:y="2.5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5cm" svg:y="2.5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2cm" svg:y="2.5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9cm" svg:y="2.5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6cm" svg:y="2.5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3cm" svg:y="2.5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cm" svg:y="2.5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7.4cm" svg:y="2.5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7.1cm" svg:y="2.5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8cm" svg:y="2.5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5cm" svg:y="2.5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2cm" svg:y="2.5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9cm" svg:y="2.5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6cm" svg:y="2.5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3cm" svg:y="2.5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cm" svg:y="2.5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4.7cm" svg:y="2.5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3" draw:layer="layout" svg:width="0.3cm" svg:height="0.3cm" svg:x="14.4cm" svg:y="2.5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4.1cm" svg:y="2.5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8cm" svg:y="2.5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5cm" svg:y="2.5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2cm" svg:y="2.5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9cm" svg:y="2.5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6cm" svg:y="2.5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3cm" svg:y="2.5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cm" svg:y="2.5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7cm" svg:y="2.5cm">
            <text:p text:style-name="P2"><text:span text:style-name="T1">1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4cm" svg:y="2.5cm">
            <text:p text:style-name="P2"><text:span text:style-name="T1">2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1cm" svg:y="2.5cm">
            <text:p text:style-name="P2"><text:span text:style-name="T1">2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0.5cm" svg:y="2.5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0.2cm" svg:y="2.5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9cm" svg:y="2.5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6cm" svg:y="2.5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3cm" svg:y="2.5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cm" svg:y="2.5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7cm" svg:y="2.5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4cm" svg:y="2.5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1cm" svg:y="2.5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7.8cm" svg:y="2.5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1" draw:layer="layout" svg:width="0.3cm" svg:height="0.3cm" svg:x="7.5cm" svg:y="2.5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7.2cm" svg:y="2.5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9cm" svg:y="2.5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6cm" svg:y="2.5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3cm" svg:y="2.5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cm" svg:y="2.5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7cm" svg:y="2.5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4cm" svg:y="2.5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1cm" svg:y="2.5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8cm" svg:y="2.5cm">
            <text:p text:style-name="P2"><text:span text:style-name="T1">1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5cm" svg:y="2.5cm">
            <text:p text:style-name="P2"><text:span text:style-name="T1">2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2cm" svg:y="2.5cm">
            <text:p text:style-name="P2"><text:span text:style-name="T1">2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3.9cm" svg:y="2.5cm">
            <text:p text:style-name="P2"><text:span text:style-name="T1">2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onnector draw:style-name="gr2" draw:text-style-name="P3" draw:layer="layout" draw:line-skew="-0.05cm 0cm 0.35cm" svg:x1="7.65cm" svg:y1="2.8cm" svg:x2="25.85cm" svg:y2="3.4cm" draw:start-shape="id1" draw:start-glue-point="2" draw:end-shape="id2" draw:end-glue-point="0" svg:d="m7650 2800v450h9000v0h9200v150">
            <text:p text:style-name="P6"/>
          </draw:connector>
          <draw:custom-shape draw:style-name="gr3" draw:text-style-name="P4" draw:id="id2" draw:layer="layout" svg:width="0.7cm" svg:height="0.75cm" svg:x="25.5cm" svg:y="3.4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" draw:text-style-name="P4" draw:id="id4" draw:layer="layout" svg:width="0.7cm" svg:height="0.75cm" svg:x="26.2cm" svg:y="3.4cm">
            <text:p text:style-name="P4"><text:span text:style-name="T2">Maj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id="id6" draw:layer="layout" svg:width="0.7cm" svg:height="0.75cm" svg:x="26.9cm" svg:y="3.4cm">
            <text:p text:style-name="P6"/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line-skew="-0.2cm 0cm 0.2cm" svg:x1="14.55cm" svg:y1="2.8cm" svg:x2="26.55cm" svg:y2="3.4cm" draw:start-shape="id3" draw:start-glue-point="2" draw:end-shape="id4" draw:end-glue-point="0" svg:d="m14550 2800v300h5900v0h6100v300">
            <text:p text:style-name="P6"/>
          </draw:connector>
          <draw:connector draw:style-name="gr2" draw:text-style-name="P3" draw:layer="layout" draw:line-skew="-0.35cm 0cm 0.05cm" svg:x1="21.15cm" svg:y1="2.8cm" svg:x2="27.25cm" svg:y2="3.4cm" draw:start-shape="id5" draw:start-glue-point="2" draw:end-shape="id6" draw:end-glue-point="0" svg:d="m21150 2800v150h2950v0h3150v450">
            <text:p text:style-name="P6"/>
          </draw:connector>
          <draw:custom-shape draw:style-name="gr4" draw:text-style-name="P3" draw:layer="layout" svg:width="6.9cm" svg:height="0.6cm" svg:x="3.9cm" svg:y="5.3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7cm" svg:height="1.65cm" svg:x="4.3cm" svg:y="3.55cm">
            <text:p text:style-name="P5">R3</text:p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1.65cm" svg:x="7.7cm" svg:y="3.55cm">
            <text:p text:style-name="P5">clocked R3</text:p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1.2cm" svg:y="3.55cm">
            <text:p text:style-name="P5">R2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4.8cm" svg:y="3.55cm">
            <text:p text:style-name="P5">clocked R2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8.1cm" svg:y="3.55cm">
            <text:p text:style-name="P5">R1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21.2cm" svg:y="3.55cm">
            <text:p text:style-name="P5">clocked R1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6" draw:layer="layout" svg:width="1.6cm" svg:height="1cm" svg:x="6.6cm" svg:y="1.5cm">
            <draw:text-box>
              <text:p text:style-name="P6">R3</text:p>
            </draw:text-box>
          </draw:frame>
          <draw:frame draw:style-name="gr6" draw:text-style-name="P6" draw:layer="layout" svg:width="1.6cm" svg:height="1cm" svg:x="13.6cm" svg:y="1.5cm">
            <draw:text-box>
              <text:p text:style-name="P6">R2</text:p>
            </draw:text-box>
          </draw:frame>
          <draw:frame draw:style-name="gr6" draw:text-style-name="P6" draw:layer="layout" svg:width="1.6cm" svg:height="1cm" svg:x="20cm" svg:y="1.45cm">
            <draw:text-box>
              <text:p text:style-name="P6">R1</text:p>
            </draw:text-box>
          </draw:frame>
          <draw:line draw:style-name="gr7" draw:text-style-name="P3" draw:layer="layout" svg:x1="3.9cm" svg:y1="5.35cm" svg:x2="7.3cm" svg:y2="5.95cm">
            <text:p text:style-name="P6"/>
          </draw:line>
          <draw:line draw:style-name="gr7" draw:text-style-name="P3" draw:layer="layout" svg:x1="10.8cm" svg:y1="5.35cm" svg:x2="7.4cm" svg:y2="5.95cm">
            <text:p text:style-name="P6"/>
          </draw:line>
          <draw:g>
            <draw:custom-shape draw:style-name="gr4" draw:text-style-name="P3" draw:layer="layout" svg:width="6.7cm" svg:height="0.6cm" svg:x="11.1cm" svg:y="5.35cm">
              <text:p text:style-name="P6"/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1.1cm" svg:y1="5.35cm" svg:x2="14.4cm" svg:y2="5.95cm">
              <text:p text:style-name="P6"/>
            </draw:line>
            <draw:line draw:style-name="gr7" draw:text-style-name="P3" draw:layer="layout" svg:x1="17.8cm" svg:y1="5.35cm" svg:x2="14.4cm" svg:y2="5.95cm">
              <text:p text:style-name="P6"/>
            </draw:line>
          </draw:g>
          <draw:g>
            <draw:custom-shape draw:style-name="gr4" draw:text-style-name="P3" draw:layer="layout" svg:width="5.7cm" svg:height="0.6cm" svg:x="18.1cm" svg:y="5.35cm">
              <text:p text:style-name="P6"/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8.1cm" svg:y1="5.35cm" svg:x2="21cm" svg:y2="5.95cm">
              <text:p text:style-name="P6"/>
            </draw:line>
            <draw:line draw:style-name="gr7" draw:text-style-name="P3" draw:layer="layout" svg:x1="23.8cm" svg:y1="5.35cm" svg:x2="21cm" svg:y2="5.95cm">
              <text:p text:style-name="P6"/>
            </draw:line>
          </draw:g>
          <draw:connector draw:style-name="gr2" draw:text-style-name="P3" draw:layer="layout" svg:x1="25.85cm" svg:y1="4.15cm" svg:x2="10.118cm" svg:y2="5.332cm" draw:start-shape="id2" draw:start-glue-point="2" svg:d="m25850 4150v841h-15732v341">
            <text:p text:style-name="P6"/>
          </draw:connector>
          <draw:connector draw:style-name="gr2" draw:text-style-name="P3" draw:layer="layout" draw:line-skew="0.09cm" svg:x1="26.55cm" svg:y1="4.15cm" svg:x2="17.483cm" svg:y2="5.27cm" draw:start-shape="id4" draw:start-glue-point="2" svg:d="m26550 4150v900h-9067v220">
            <text:p text:style-name="P6"/>
          </draw:connector>
          <draw:connector draw:style-name="gr2" draw:text-style-name="P3" draw:layer="layout" draw:line-skew="0.24cm" svg:x1="27.25cm" svg:y1="4.15cm" svg:x2="23.363cm" svg:y2="5.27cm" draw:start-shape="id6" draw:start-glue-point="2" svg:d="m27250 4150v1050h-3887v70">
            <text:p text:style-name="P6"/>
          </draw:connector>
          <draw:custom-shape draw:style-name="gr5" draw:text-style-name="P5" draw:layer="layout" svg:width="2.7cm" svg:height="0.9cm" svg:x="5.9cm" svg:y="6.4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0.9cm" svg:x="13cm" svg:y="6.4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0.9cm" svg:x="19.6cm" svg:y="6.4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3cm" svg:height="0.3cm" svg:x="23.4cm" svg:y="8.2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3.1cm" svg:y="8.2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8cm" svg:y="8.2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5cm" svg:y="8.2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2.2cm" svg:y="8.2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9cm" svg:y="8.2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6cm" svg:y="8.2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1.3cm" svg:y="8.2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11" draw:layer="layout" svg:width="0.3cm" svg:height="0.3cm" svg:x="21cm" svg:y="8.2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7cm" svg:y="8.2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4cm" svg:y="8.2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20.1cm" svg:y="8.2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8cm" svg:y="8.2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5cm" svg:y="8.2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9.2cm" svg:y="8.2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9cm" svg:y="8.2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6cm" svg:y="8.2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.3cm" svg:y="8.2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8cm" svg:y="8.2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7.4cm" svg:y="8.2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7.1cm" svg:y="8.2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8cm" svg:y="8.2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5cm" svg:y="8.2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6.2cm" svg:y="8.2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9cm" svg:y="8.2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6cm" svg:y="8.2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.3cm" svg:y="8.2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5cm" svg:y="8.2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4.7cm" svg:y="8.2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9" draw:layer="layout" svg:width="0.3cm" svg:height="0.3cm" svg:x="14.4cm" svg:y="8.2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4.1cm" svg:y="8.2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8cm" svg:y="8.2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5cm" svg:y="8.2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3.2cm" svg:y="8.2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9cm" svg:y="8.2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6cm" svg:y="8.2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.3cm" svg:y="8.2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2cm" svg:y="8.2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7cm" svg:y="8.2cm">
            <text:p text:style-name="P2"><text:span text:style-name="T1">1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4cm" svg:y="8.2cm">
            <text:p text:style-name="P2"><text:span text:style-name="T1">2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1.1cm" svg:y="8.2cm">
            <text:p text:style-name="P2"><text:span text:style-name="T1">2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0.5cm" svg:y="8.2cm">
            <text:p text:style-name="P1"><text:span text:style-name="T1">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10.2cm" svg:y="8.2cm">
            <text:p text:style-name="P2"><text:span text:style-name="T1">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9cm" svg:y="8.2cm">
            <text:p text:style-name="P2"><text:span text:style-name="T1">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6cm" svg:y="8.2cm">
            <text:p text:style-name="P2"><text:span text:style-name="T1">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.3cm" svg:y="8.2cm">
            <text:p text:style-name="P1"><text:span text:style-name="T1">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9cm" svg:y="8.2cm">
            <text:p text:style-name="P2"><text:span text:style-name="T1">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7cm" svg:y="8.2cm">
            <text:p text:style-name="P2"><text:span text:style-name="T1">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4cm" svg:y="8.2cm">
            <text:p text:style-name="P2"><text:span text:style-name="T1">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8.1cm" svg:y="8.2cm">
            <text:p text:style-name="P1"><text:span text:style-name="T1">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7.8cm" svg:y="8.2cm">
            <text:p text:style-name="P2"><text:span text:style-name="T1">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id="id7" draw:layer="layout" svg:width="0.3cm" svg:height="0.3cm" svg:x="7.5cm" svg:y="8.2cm">
            <text:p text:style-name="P2"><text:span text:style-name="T1">1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7.2cm" svg:y="8.2cm">
            <text:p text:style-name="P2"><text:span text:style-name="T1">1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9cm" svg:y="8.2cm">
            <text:p text:style-name="P1"><text:span text:style-name="T1">1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6cm" svg:y="8.2cm">
            <text:p text:style-name="P2"><text:span text:style-name="T1">13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.3cm" svg:y="8.2cm">
            <text:p text:style-name="P2"><text:span text:style-name="T1">14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6cm" svg:y="8.2cm">
            <text:p text:style-name="P2"><text:span text:style-name="T1">15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7cm" svg:y="8.2cm">
            <text:p text:style-name="P2"><text:span text:style-name="T1">16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4cm" svg:y="8.2cm">
            <text:p text:style-name="P2"><text:span text:style-name="T1">17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5.1cm" svg:y="8.2cm">
            <text:p text:style-name="P2"><text:span text:style-name="T1">18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8cm" svg:y="8.2cm">
            <text:p text:style-name="P2"><text:span text:style-name="T1">19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5cm" svg:y="8.2cm">
            <text:p text:style-name="P2"><text:span text:style-name="T1">20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4.2cm" svg:y="8.2cm">
            <text:p text:style-name="P2"><text:span text:style-name="T1">21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0.3cm" svg:height="0.3cm" svg:x="3.9cm" svg:y="8.2cm">
            <text:p text:style-name="P2"><text:span text:style-name="T1">22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onnector draw:style-name="gr2" draw:text-style-name="P3" draw:layer="layout" draw:line-skew="-0.05cm 0cm 0.35cm" svg:x1="7.65cm" svg:y1="8.5cm" svg:x2="25.85cm" svg:y2="9.1cm" draw:start-shape="id7" draw:start-glue-point="2" draw:end-shape="id8" draw:end-glue-point="0" svg:d="m7650 8500v450h9000v0h9200v150">
            <text:p text:style-name="P6"/>
          </draw:connector>
          <draw:custom-shape draw:style-name="gr3" draw:text-style-name="P4" draw:id="id8" draw:layer="layout" svg:width="0.7cm" svg:height="0.75cm" svg:x="25.5cm" svg:y="9.1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" draw:text-style-name="P4" draw:id="id10" draw:layer="layout" svg:width="0.7cm" svg:height="0.75cm" svg:x="26.2cm" svg:y="9.1cm">
            <text:p text:style-name="P4"><text:span text:style-name="T2">Maj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id="id12" draw:layer="layout" svg:width="0.7cm" svg:height="0.75cm" svg:x="26.9cm" svg:y="9.1cm">
            <text:p text:style-name="P6"/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line-skew="-0.2cm 0cm 0.2cm" svg:x1="14.55cm" svg:y1="8.5cm" svg:x2="26.55cm" svg:y2="9.1cm" draw:start-shape="id9" draw:start-glue-point="2" draw:end-shape="id10" draw:end-glue-point="0" svg:d="m14550 8500v300h5900v0h6100v300">
            <text:p text:style-name="P6"/>
          </draw:connector>
          <draw:connector draw:style-name="gr2" draw:text-style-name="P3" draw:layer="layout" draw:line-skew="-0.35cm 0cm 0.05cm" svg:x1="21.15cm" svg:y1="8.5cm" svg:x2="27.25cm" svg:y2="9.1cm" draw:start-shape="id11" draw:start-glue-point="2" draw:end-shape="id12" draw:end-glue-point="0" svg:d="m21150 8500v150h2950v0h3150v450">
            <text:p text:style-name="P6"/>
          </draw:connector>
          <draw:custom-shape draw:style-name="gr4" draw:text-style-name="P3" draw:layer="layout" svg:width="6.9cm" svg:height="0.6cm" svg:x="3.9cm" svg:y="11.0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7cm" svg:height="1.65cm" svg:x="4.3cm" svg:y="9.25cm">
            <text:p text:style-name="P5">R3</text:p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1.65cm" svg:x="7.7cm" svg:y="9.25cm">
            <text:p text:style-name="P5">clocked R3</text:p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1.2cm" svg:y="9.25cm">
            <text:p text:style-name="P5">R2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4.8cm" svg:y="9.25cm">
            <text:p text:style-name="P5">clocked R2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18.1cm" svg:y="9.25cm">
            <text:p text:style-name="P5">R1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9cm" svg:height="1.65cm" svg:x="21.2cm" svg:y="9.25cm">
            <text:p text:style-name="P5">clocked R1</text:p>
            <draw:enhanced-geometry svg:viewBox="0 0 21600 21600" draw:text-areas="?f0 0 ?f2 ?f5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7" draw:text-style-name="P3" draw:layer="layout" svg:x1="3.9cm" svg:y1="11.05cm" svg:x2="7.3cm" svg:y2="11.65cm">
            <text:p text:style-name="P6"/>
          </draw:line>
          <draw:line draw:style-name="gr7" draw:text-style-name="P3" draw:layer="layout" svg:x1="10.8cm" svg:y1="11.05cm" svg:x2="7.4cm" svg:y2="11.65cm">
            <text:p text:style-name="P6"/>
          </draw:line>
          <draw:g>
            <draw:custom-shape draw:style-name="gr4" draw:text-style-name="P3" draw:layer="layout" svg:width="6.7cm" svg:height="0.6cm" svg:x="11.1cm" svg:y="11.05cm">
              <text:p text:style-name="P6"/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1.1cm" svg:y1="11.05cm" svg:x2="14.4cm" svg:y2="11.65cm">
              <text:p text:style-name="P6"/>
            </draw:line>
            <draw:line draw:style-name="gr7" draw:text-style-name="P3" draw:layer="layout" svg:x1="17.8cm" svg:y1="11.05cm" svg:x2="14.4cm" svg:y2="11.65cm">
              <text:p text:style-name="P6"/>
            </draw:line>
          </draw:g>
          <draw:g>
            <draw:custom-shape draw:style-name="gr4" draw:text-style-name="P3" draw:layer="layout" svg:width="5.7cm" svg:height="0.6cm" svg:x="18.1cm" svg:y="11.05cm">
              <text:p text:style-name="P6"/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8.1cm" svg:y1="11.05cm" svg:x2="21cm" svg:y2="11.65cm">
              <text:p text:style-name="P6"/>
            </draw:line>
            <draw:line draw:style-name="gr7" draw:text-style-name="P3" draw:layer="layout" svg:x1="23.8cm" svg:y1="11.05cm" svg:x2="21cm" svg:y2="11.65cm">
              <text:p text:style-name="P6"/>
            </draw:line>
          </draw:g>
          <draw:connector draw:style-name="gr2" draw:text-style-name="P3" draw:layer="layout" svg:x1="25.85cm" svg:y1="9.85cm" svg:x2="10.118cm" svg:y2="11.032cm" draw:start-shape="id8" draw:start-glue-point="2" svg:d="m25850 9850v841h-15732v341">
            <text:p text:style-name="P6"/>
          </draw:connector>
          <draw:connector draw:style-name="gr2" draw:text-style-name="P3" draw:layer="layout" draw:line-skew="0.09cm" svg:x1="26.55cm" svg:y1="9.85cm" svg:x2="17.483cm" svg:y2="10.97cm" draw:start-shape="id10" draw:start-glue-point="2" svg:d="m26550 9850v900h-9067v220">
            <text:p text:style-name="P6"/>
          </draw:connector>
          <draw:connector draw:style-name="gr2" draw:text-style-name="P3" draw:layer="layout" draw:line-skew="0.24cm" svg:x1="27.25cm" svg:y1="9.85cm" svg:x2="23.363cm" svg:y2="10.97cm" draw:start-shape="id12" draw:start-glue-point="2" svg:d="m27250 9850v1050h-3887v70">
            <text:p text:style-name="P6"/>
          </draw:connector>
          <draw:custom-shape draw:style-name="gr5" draw:text-style-name="P5" draw:layer="layout" svg:width="2.7cm" svg:height="0.9cm" svg:x="5.9cm" svg:y="12.1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0.9cm" svg:x="13cm" svg:y="12.1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2.7cm" svg:height="0.9cm" svg:x="19.6cm" svg:y="12.1cm">
            <text:p text:style-name="P6"/>
            <draw:enhanced-geometry svg:viewBox="0 0 21600 21600" draw:text-areas="?f0 0 ?f2 ?f5" draw:mirror-horizontal="false" draw:mirror-vertical="false" draw:type="down-arrow" draw:modifiers="12801.7758046615 2847.610121836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8" draw:text-style-name="P3" draw:layer="layout" svg:x1="1.3cm" svg:y1="8.65cm" svg:x2="28.5cm" svg:y2="8.65cm">
          <text:p text:style-name="P6"/>
        </draw:line>
        <draw:frame draw:style-name="gr9" draw:text-style-name="P6" draw:layer="layout" svg:width="2.4cm" svg:height="1.45cm" svg:x="1.1cm" svg:y="3.1cm">
          <draw:text-box>
            <text:p text:style-name="P6">Step1</text:p>
          </draw:text-box>
        </draw:frame>
        <draw:frame draw:style-name="gr9" draw:text-style-name="P6" draw:layer="layout" svg:width="2.4cm" svg:height="1.45cm" svg:x="1.1cm" svg:y="8.7cm">
          <draw:text-box>
            <text:p text:style-name="P6">Step2</text:p>
          </draw:text-box>
        </draw:frame>
        <draw:line draw:style-name="gr8" draw:text-style-name="P3" draw:layer="layout" svg:x1="1.2cm" svg:y1="2.95cm" svg:x2="28.4cm" svg:y2="2.95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iotr</meta:initial-creator>
    <meta:creation-date>2009-01-20T19:10:08</meta:creation-date>
    <dc:creator>piotr</dc:creator>
    <dc:date>2009-01-20T23:01:58</dc:date>
    <meta:editing-cycles>2</meta:editing-cycles>
    <meta:editing-duration>PT1H20M53S</meta:editing-duration>
    <meta:user-defined meta:name="Informacja 1"/>
    <meta:user-defined meta:name="Informacja 2"/>
    <meta:user-defined meta:name="Informacja 3"/>
    <meta:user-defined meta:name="Informacja 4"/>
    <meta:document-statistic meta:object-count="195"/>
  </office:meta>
</office:document-meta>
</file>